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1" fo:language="pt" fo:country="B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 📝 Sugestões para Pontos Extras</text:p>
      <text:p text:style-name="P1"/>
      <text:p text:style-name="P1">Baseado na análise dos arquivos, aqui estão sugestões concretas para cada um dos três tópicos que geram pontos extras:</text:p>
      <text:p text:style-name="P1"/>
      <text:p text:style-name="P1">## 🎯 1. Melhorias na Especificação do Trabalho</text:p>
      <text:p text:style-name="P1"/>
      <text:p text:style-name="P1">### **a) Clarificação do Algoritmo da Segunda Chance**</text:p>
      <text:p text:style-name="P1">**Problema identificado**: A especificação diz "tratar read e write accesses the same" mas no algoritmo tradicional da segunda chance, páginas modificadas (dirty) têm tratamento diferente.</text:p>
      <text:p text:style-name="P1"/>
      <text:p text:style-name="P1">**Sugestão de melhoria**:</text:p>
      <text:p text:style-name="P1">```markdown</text:p>
      <text:p text:style-name="P1">## Política de Reposição de Páginas (Esclarecimento)</text:p>
      <text:p text:style-name="P1"/>
      <text:p text:style-name="P1">O algoritmo da segunda chance deve ser implementado considerando:</text:p>
      <text:p text:style-name="P1">1. **Bit de referência (R)**: Indica se a página foi acessada recentemente</text:p>
      <text:p text:style-name="P1">2. **Bit de modificação (M)**: Indica se a página foi modificada</text:p>
      <text:p text:style-name="P1"/>
      <text:p text:style-name="P1">No entanto, para este trabalho:</text:p>
      <text:p text:style-name="P1">- **Não diferencie entre leitura e escrita** para o algoritmo de substituição</text:p>
      <text:p text:style-name="P1">- **Mantenha o bit dirty** apenas para decidir se precisa escrever no disco ao evict</text:p>
      <text:p text:style-name="P1">- **Priorize páginas com R=0** independentemente de estarem dirty</text:p>
      <text:p text:style-name="P1">```</text:p>
      <text:p text:style-name="P1"/>
      <text:p text:style-name="P1">### **b) Comportamento de pager_syslog com Strings Cruzando Múltiplas Páginas**</text:p>
      <text:p text:style-name="P1">**Problema**: Não está claro como `pager_syslog` deve se comportar quando `len` é maior que uma página ou quando a string cruza o limite de páginas.</text:p>
      <text:p text:style-name="P1"/>
      <text:p text:style-name="P1">**Sugestão de especificação adicional**:</text:p>
      <text:p text:style-name="P1">```markdown</text:p>
      <text:p text:style-name="P1">## Detalhamento de pager_syslog</text:p>
      <text:p text:style-name="P1"/>
      <text:p text:style-name="P1">A função `pager_syslog` deve:</text:p>
      <text:p text:style-name="P1">1. Aceitar valores de `len` arbitrários (incluindo &gt; PAGESIZE)</text:p>
      <text:p text:style-name="P1">2. Tratar strings que cruzam múltiplas páginas automaticamente</text:p>
      <text:p text:style-name="P1">3. Verificar se **todos os bytes** de `addr` a `addr+len-1` estão em páginas alocadas</text:p>
      <text:p text:style-name="P1">4. Retornar -1 (EINVAL) se **qualquer byte** estiver fora do espaço alocado</text:p>
      <text:p text:style-name="P1">5. Acessar cada página necessária (trazendo para memória se estiver em disco)</text:p>
      <text:p text:style-name="P1">```</text:p>
      <text:p text:style-name="P1"/>
      <text:p text:style-name="P1">### **c) Limites de Recursos por Processo**</text:p>
      <text:p text:style-name="P1">**Problema**: Não está especificado se há limite de páginas por processo além do limite físico de 1MB.</text:p>
      <text:p text:style-name="P1"/>
      <text:p text:style-name="P1">**Sugestão**:</text:p>
      <text:p text:style-name="P1">```markdown</text:p>
      <text:p text:style-name="P1">## Limites de Alocação</text:p>
      <text:p text:style-name="P1"><text:soft-page-break/></text:p>
      <text:p text:style-name="P1">- Máximo global: 256 páginas (1MB) por processo (UVM_BASEADDR a UVM_MAXADDR)</text:p>
      <text:p text:style-name="P1">- Cada processo pode alocar até que:</text:p>
      <text:p text:style-name="P1"><text:s text:c="2"/>1. Atinga 256 páginas OU</text:p>
      <text:p text:style-name="P1"><text:s text:c="2"/>2. Acabem blocos de disco livres</text:p>
      <text:p text:style-name="P1">- O MMU já verifica esses limites, mas o paginador deve estar ciente</text:p>
      <text:p text:style-name="P1">```</text:p>
      <text:p text:style-name="P1"/>
      <text:p text:style-name="P1">## 📚 2. Melhorias na Documentação do Código</text:p>
      <text:p text:style-name="P1"/>
      <text:p text:style-name="P1">### **a) Diagrama de Estados das Páginas**</text:p>
      <text:p text:style-name="P1">**Sugestão**: Adicionar ao `report.md` ou como comentário no `pager.c`:</text:p>
      <text:p text:style-name="P1"/>
      <text:p text:style-name="P1">```c</text:p>
      <text:p text:style-name="P1">/*</text:p>
      <text:p text:style-name="P1"><text:s/>* DIAGRAMA DE ESTADOS DAS PÁGINAS:</text:p>
      <text:p text:style-name="P1"><text:s/>*</text:p>
      <text:p text:style-name="P1"><text:s/>* UNINITIALIZED ────[1st access]───┐</text:p>
      <text:p text:style-name="P1"><text:s/>* <text:s text:c="4"/>│ <text:s text:c="28"/>│</text:p>
      <text:p text:style-name="P1"><text:s/>* <text:s text:c="4"/>│ allocate <text:s text:c="19"/>│ zero_fill</text:p>
      <text:p text:style-name="P1"><text:s/>* <text:s text:c="4"/>↓ <text:s text:c="28"/>│</text:p>
      <text:p text:style-name="P1"><text:s/>* <text:s text:c="2"/>ON_DISK ◄──[swap out]── IN_MEMORY</text:p>
      <text:p text:style-name="P1"><text:s/>* <text:s text:c="4"/>│ <text:s text:c="9"/>[swap in] <text:s text:c="5"/>│</text:p>
      <text:p text:style-name="P1"><text:s/>* <text:s text:c="4"/>│ <text:s text:c="24"/>│</text:p>
      <text:p text:style-name="P1"><text:s/>* <text:s text:c="4"/>└──[process exit]──► FREED</text:p>
      <text:p text:style-name="P1"><text:s/>*</text:p>
      <text:p text:style-name="P1"><text:s/>* [1] UNINITIALIZED: Página alocada mas nunca acessada</text:p>
      <text:p text:style-name="P1"><text:s/>* [2] ON_DISK: <text:s text:c="6"/>Página em disco, precisa de swap in</text:p>
      <text:p text:style-name="P1"><text:s/>* [3] IN_MEMORY: <text:s text:c="4"/>Página residente na RAM</text:p>
      <text:p text:style-name="P1"><text:s/>*/</text:p>
      <text:p text:style-name="P1">```</text:p>
      <text:p text:style-name="P1"/>
      <text:p text:style-name="P1">### **b) Documentação do Protocolo de Comunicação**</text:p>
      <text:p text:style-name="P1">**Sugestão**: Adicionar ao `mmuproto.h`:</text:p>
      <text:p text:style-name="P1"/>
      <text:p text:style-name="P1">```c</text:p>
      <text:p text:style-name="P1">/*</text:p>
      <text:p text:style-name="P1"><text:s/>* PROTOCOLO MMU-UVM - SEQUÊNCIA TÍPICA:</text:p>
      <text:p text:style-name="P1"><text:s/>*</text:p>
      <text:p text:style-name="P1"><text:s/>* 1. CREATE:</text:p>
      <text:p text:style-name="P1"><text:s/>* <text:s text:c="3"/>Client ───CREATE_REQ(pid)──► MMU</text:p>
      <text:p text:style-name="P1"><text:s/>* <text:s text:c="3"/>Client ◄──CREATE_REP(pmem_fn)── MMU</text:p>
      <text:p text:style-name="P1"><text:s/>*</text:p>
      <text:p text:style-name="P1"><text:s/>* 2. EXTEND:</text:p>
      <text:p text:style-name="P1"><text:s/>* <text:s text:c="3"/>Client ───EXTEND_REQ──► MMU ──► Pager</text:p>
      <text:p text:style-name="P1"><text:s/>* <text:s text:c="3"/>Client ◄──EXTEND_REP(vaddr)── MMU ◄── Pager</text:p>
      <text:p text:style-name="P1"><text:s/>*</text:p>
      <text:p text:style-name="P1"><text:s/>* 3. SEGV (page fault):</text:p>
      <text:p text:style-name="P1"><text:s/>* <text:s text:c="3"/>SIGSEGV ─► uvm_segv_action ──► SEGV_REQ ─► MMU ─► pager_fault</text:p>
      <text:p text:style-name="P1"><text:soft-page-break/><text:s/>* <text:s text:c="39"/>│</text:p>
      <text:p text:style-name="P1"><text:s/>* <text:s text:c="3"/>Client ◄──────────────────────── SEGV_REP ◄── MMU ◄── Pager</text:p>
      <text:p text:style-name="P1"><text:s/>*</text:p>
      <text:p text:style-name="P1"><text:s/>* 4. REMAP (MMU-initiated):</text:p>
      <text:p text:style-name="P1"><text:s/>* <text:s text:c="3"/>Pager ──► mmu_resident ──► REMAP_REP ─► Client</text:p>
      <text:p text:style-name="P1"><text:s/>* <text:s text:c="3"/>Pager ◄─────────────────── REMAP_REQ ◄── Client</text:p>
      <text:p text:style-name="P1"><text:s/>*/</text:p>
      <text:p text:style-name="P1">```</text:p>
      <text:p text:style-name="P1"/>
      <text:p text:style-name="P1">### **c) Documentação das Estruturas de Dados**</text:p>
      <text:p text:style-name="P1">**Sugestão**: Adicionar arquivo `ARCHITECTURE.md`:</text:p>
      <text:p text:style-name="P1"/>
      <text:p text:style-name="P1">```markdown</text:p>
      <text:p text:style-name="P1"># Arquitetura do Sistema</text:p>
      <text:p text:style-name="P1"/>
      <text:p text:style-name="P1">## Componentes:</text:p>
      <text:p text:style-name="P1">1. **Aplicação (testX.c)**: Usa uvm.h para alocar memória</text:p>
      <text:p text:style-name="P1">2. **UVM (uvm.c)**: Gerencia sinais SIGSEGV e comunicação</text:p>
      <text:p text:style-name="P1">3. **MMU (mmu.c)**: Servidor central, gerencia memória física</text:p>
      <text:p text:style-name="P1">4. **Pager (pager.c)**: Implementa políticas de paginação</text:p>
      <text:p text:style-name="P1"/>
      <text:p text:style-name="P1">## Fluxo de Falha de Página:</text:p>
      <text:p text:style-name="P1">App → SIGSEGV → uvm_segv_action → SEGV_REQ → mmu.c → pager_fault</text:p>
      <text:p text:style-name="P1"><text:s text:c="10"/>↓</text:p>
      <text:p text:style-name="P1">App continua ← SEGV_REP ← mmu_resident ← pager.c</text:p>
      <text:p text:style-name="P1">```</text:p>
      <text:p text:style-name="P1"/>
      <text:p text:style-name="P1">## 🔍 3. Identificação de Erros nas Bibliotecas</text:p>
      <text:p text:style-name="P1"/>
      <text:p text:style-name="P1">### **a) Race Condition em uvm_segv_action**</text:p>
      <text:p text:style-name="P1">**Problema identificado**:</text:p>
      <text:p text:style-name="P1">```c</text:p>
      <text:p text:style-name="P1">// uvm.c linha ~200</text:p>
      <text:p text:style-name="P1">void uvm_segv_action(int signum, siginfo_t *si, void *context) {</text:p>
      <text:p text:style-name="P1"><text:s text:c="4"/>pthread_mutex_lock(&amp;uvm-&gt;mutex); <text:s/>// PODE CAUSAR DEADLOCK!</text:p>
      <text:p text:style-name="P1"><text:s text:c="4"/>// ... envia mensagem ...</text:p>
      <text:p text:style-name="P1"><text:s text:c="4"/>pthread_cond_wait(&amp;uvm-&gt;cond, &amp;uvm-&gt;mutex); <text:s/>// ESPERA RESPOSTA</text:p>
      <text:p text:style-name="P1"><text:s text:c="4"/>pthread_mutex_unlock(&amp;uvm-&gt;mutex);</text:p>
      <text:p text:style-name="P1">}</text:p>
      <text:p text:style-name="P1">```</text:p>
      <text:p text:style-name="P1"/>
      <text:p text:style-name="P1">**Risco**: Se outro thread já tiver o mutex travado (ex: em `uvm_extend`), o handler de sinal vai bloquear.</text:p>
      <text:p text:style-name="P1"/>
      <text:p text:style-name="P1">**Sugestão de correção**:</text:p>
      <text:p text:style-name="P1">```c</text:p>
      <text:p text:style-name="P1">// SOLUÇÃO: Usar pthread_mutex_trylock com timeout</text:p>
      <text:p text:style-name="P1">void uvm_segv_action(int signum, siginfo_t *si, void *context) {</text:p>
      <text:p text:style-name="P1"><text:s text:c="4"/>struct timespec ts;</text:p>
      <text:p text:style-name="P1"><text:soft-page-break/><text:s text:c="4"/>clock_gettime(CLOCK_REALTIME, &amp;ts);</text:p>
      <text:p text:style-name="P1"><text:s text:c="4"/>ts.tv_sec += 1; // timeout de 1 segundo</text:p>
      <text:p text:style-name="P1"><text:s text:c="4"/></text:p>
      <text:p text:style-name="P1"><text:s text:c="4"/>if (pthread_mutex_timedlock(&amp;uvm-&gt;mutex, &amp;ts) != 0) {</text:p>
      <text:p text:style-name="P1"><text:s text:c="8"/>// Não conseguiu lock, aborta processo</text:p>
      <text:p text:style-name="P1"><text:s text:c="8"/>fprintf(stderr, "Cannot handle segfault: mutex busy\n");</text:p>
      <text:p text:style-name="P1"><text:s text:c="8"/>exit(EXIT_FAILURE);</text:p>
      <text:p text:style-name="P1"><text:s text:c="4"/>}</text:p>
      <text:p text:style-name="P1"><text:s text:c="4"/>// ... resto do código ...</text:p>
      <text:p text:style-name="P1">}</text:p>
      <text:p text:style-name="P1">```</text:p>
      <text:p text:style-name="P1"/>
      <text:p text:style-name="P1">### **b) Memory Leak em mmu_client_destroy**</text:p>
      <text:p text:style-name="P1">**Problema**:</text:p>
      <text:p text:style-name="P1">```c</text:p>
      <text:p text:style-name="P1">// mmu.c linha ~450</text:p>
      <text:p text:style-name="P1">void mmu_client_destroy(struct mmu_client *c) {</text:p>
      <text:p text:style-name="P1"><text:s text:c="4"/>// ...</text:p>
      <text:p text:style-name="P1"><text:s text:c="4"/>if(c-&gt;pid) { /* may get here before CREATE_REQ happens */</text:p>
      <text:p text:style-name="P1"><text:s text:c="8"/>pager_destroy(c-&gt;pid);</text:p>
      <text:p text:style-name="P1"><text:s text:c="4"/>}</text:p>
      <text:p text:style-name="P1"><text:s text:c="4"/>// NÃO FAZ free(c) !!!</text:p>
      <text:p text:style-name="P1">}</text:p>
      <text:p text:style-name="P1">```</text:p>
      <text:p text:style-name="P1"/>
      <text:p text:style-name="P1">**Falta**: O struct `c` não é liberado, apenas removido do array.</text:p>
      <text:p text:style-name="P1"/>
      <text:p text:style-name="P1">**Sugestão de correção**:</text:p>
      <text:p text:style-name="P1">```c</text:p>
      <text:p text:style-name="P1">void mmu_client_destroy(struct mmu_client *c) {</text:p>
      <text:p text:style-name="P1"><text:s text:c="4"/>loge(LOG_WARN, __FILE__, __LINE__);</text:p>
      <text:p text:style-name="P1"><text:s text:c="4"/>mmu_client_log(c, __func__, "running");</text:p>
      <text:p text:style-name="P1"><text:s text:c="4"/>mmu-&gt;sock2client[c-&gt;sock] = NULL;</text:p>
      <text:p text:style-name="P1"><text:s text:c="4"/>c-&gt;running = 0;</text:p>
      <text:p text:style-name="P1"><text:s text:c="4"/>close(c-&gt;sock);</text:p>
      <text:p text:style-name="P1"><text:s text:c="4"/>if(c-&gt;pid) {</text:p>
      <text:p text:style-name="P1"><text:s text:c="8"/>pager_destroy(c-&gt;pid);</text:p>
      <text:p text:style-name="P1"><text:s text:c="4"/>}</text:p>
      <text:p text:style-name="P1"><text:s text:c="4"/>free(c); <text:s/>// ADICIONAR ESTA LINHA</text:p>
      <text:p text:style-name="P1">}</text:p>
      <text:p text:style-name="P1">```</text:p>
      <text:p text:style-name="P1"/>
      <text:p text:style-name="P1">### **c) Ineficiência em mmu_init_pmem**</text:p>
      <text:p text:style-name="P1">**Problema**:</text:p>
      <text:p text:style-name="P1">```c</text:p>
      <text:p text:style-name="P1">// mmu.c linha ~120</text:p>
      <text:p text:style-name="P1">for(size_t i = 0; i &lt; npages*PAGESIZE; ++i) {</text:p>
      <text:p text:style-name="P1"><text:s text:c="4"/>write(mmu-&gt;pmem_fd, "z", 1); <text:s/>// UM write POR BYTE!</text:p>
      <text:p text:style-name="P1">}</text:p>
      <text:p text:style-name="P1"><text:soft-page-break/>```</text:p>
      <text:p text:style-name="P1"/>
      <text:p text:style-name="P1">**Ineficiência**: Faz syscall `write()` para cada byte individual.</text:p>
      <text:p text:style-name="P1"/>
      <text:p text:style-name="P1">**Sugestão de otimização**:</text:p>
      <text:p text:style-name="P1">```c</text:p>
      <text:p text:style-name="P1">// Usar write com buffer</text:p>
      <text:p text:style-name="P1">char *buffer = malloc(PAGESIZE);</text:p>
      <text:p text:style-name="P1">memset(buffer, 'z', PAGESIZE);</text:p>
      <text:p text:style-name="P1">for(size_t i = 0; i &lt; npages; ++i) {</text:p>
      <text:p text:style-name="P1"><text:s text:c="4"/>write(mmu-&gt;pmem_fd, buffer, PAGESIZE);</text:p>
      <text:p text:style-name="P1">}</text:p>
      <text:p text:style-name="P1">free(buffer);</text:p>
      <text:p text:style-name="P1">```</text:p>
      <text:p text:style-name="P1"/>
      <text:p text:style-name="P1">### **d) Falta de Verificação em mmu_zero_fill**</text:p>
      <text:p text:style-name="P1">**Problema**:</text:p>
      <text:p text:style-name="P1">```c</text:p>
      <text:p text:style-name="P1">// mmu.c (implícito, chamado via mmu.h)</text:p>
      <text:p text:style-name="P1">void mmu_zero_fill(int frame) {</text:p>
      <text:p text:style-name="P1"><text:s text:c="4"/>printf("%s frame %u\n", __func__, frame);</text:p>
      <text:p text:style-name="P1"><text:s text:c="4"/>logd(LOG_DEBUG, "%s frame %u\n", __func__, frame);</text:p>
      <text:p text:style-name="P1"><text:s text:c="4"/>memset(mmu-&gt;pmem + (PAGESIZE*frame), '0', PAGESIZE);</text:p>
      <text:p text:style-name="P1"><text:s text:c="4"/>// NÃO VERIFICA SE frame É VÁLIDO!</text:p>
      <text:p text:style-name="P1">}</text:p>
      <text:p text:style-name="P1">```</text:p>
      <text:p text:style-name="P1"/>
      <text:p text:style-name="P1">**Risco**: Se o pager passar um frame inválido, pode corromper memória.</text:p>
      <text:p text:style-name="P1"/>
      <text:p text:style-name="P1">**Sugestão**:</text:p>
      <text:p text:style-name="P1">```c</text:p>
      <text:p text:style-name="P1">void mmu_zero_fill(int frame) {</text:p>
      <text:p text:style-name="P1"><text:s text:c="4"/>if (frame &lt; 0 || frame &gt;= mmu-&gt;npages) {</text:p>
      <text:p text:style-name="P1"><text:s text:c="8"/>logd(LOG_ERROR, "mmu_zero_fill: invalid frame %d\n", frame);</text:p>
      <text:p text:style-name="P1"><text:s text:c="8"/>return;</text:p>
      <text:p text:style-name="P1"><text:s text:c="4"/>}</text:p>
      <text:p text:style-name="P1"><text:s text:c="4"/>printf("%s frame %u\n", __func__, frame);</text:p>
      <text:p text:style-name="P1"><text:s text:c="4"/>memset(mmu-&gt;pmem + (PAGESIZE*frame), '0', PAGESIZE);</text:p>
      <text:p text:style-name="P1">}</text:p>
      <text:p text:style-name="P1">```</text:p>
      <text:p text:style-name="P1"/>
      <text:p text:style-name="P1">### **e) Potencial Deadlock em mmu_resident/mmu_nonresident**</text:p>
      <text:p text:style-name="P1">**Problema**:</text:p>
      <text:p text:style-name="P1">```c</text:p>
      <text:p text:style-name="P1">// mmu.c linhas ~500-550</text:p>
      <text:p text:style-name="P1">void mmu_resident(pid_t pid, void *vaddr, int frame, int prot) {</text:p>
      <text:p text:style-name="P1"><text:s text:c="4"/>// ...</text:p>
      <text:p text:style-name="P1"><text:s text:c="4"/>do {</text:p>
      <text:p text:style-name="P1"><text:s text:c="8"/>if(recv(c-&gt;sock, &amp;t, sizeof(t), MSG_PEEK) != sizeof(t))</text:p>
      <text:p text:style-name="P1"><text:soft-page-break/><text:s text:c="12"/>goto out_client;</text:p>
      <text:p text:style-name="P1"><text:s text:c="4"/>} while(t != MMU_PROTO_REMAP_REQ); <text:s/>// LOOP INFINITO SE CLIENTE MORRER</text:p>
      <text:p text:style-name="P1"><text:s text:c="4"/>// ...</text:p>
      <text:p text:style-name="P1">}</text:p>
      <text:p text:style-name="P1">```</text:p>
      <text:p text:style-name="P1"/>
      <text:p text:style-name="P1">**Risco**: Se o cliente morrer antes de enviar REMAP_REQ, loop infinito.</text:p>
      <text:p text:style-name="P1"/>
      <text:p text:style-name="P1">**Sugestão**:</text:p>
      <text:p text:style-name="P1">```c</text:p>
      <text:p text:style-name="P1">// Adicionar timeout</text:p>
      <text:p text:style-name="P1">int attempts = 0;</text:p>
      <text:p text:style-name="P1">do {</text:p>
      <text:p text:style-name="P1"><text:s text:c="4"/>if(recv(c-&gt;sock, &amp;t, sizeof(t), MSG_PEEK) != sizeof(t))</text:p>
      <text:p text:style-name="P1"><text:s text:c="8"/>goto out_client;</text:p>
      <text:p text:style-name="P1"><text:s text:c="4"/>attempts++;</text:p>
      <text:p text:style-name="P1"><text:s text:c="4"/>if (attempts &gt; 100) { <text:s/>// Timeout após 100 tentativas</text:p>
      <text:p text:style-name="P1"><text:s text:c="8"/>logd(LOG_ERROR, "mmu_resident: timeout waiting for REMAP_REQ\n");</text:p>
      <text:p text:style-name="P1"><text:s text:c="8"/>goto out_client;</text:p>
      <text:p text:style-name="P1"><text:s text:c="4"/>}</text:p>
      <text:p text:style-name="P1"><text:s text:c="4"/>usleep(10000); <text:s/>// Espera 10ms entre tentativas</text:p>
      <text:p text:style-name="P1">} while(t != MMU_PROTO_REMAP_REQ);</text:p>
      <text:p text:style-name="P1">```</text:p>
      <text:p text:style-name="P1"/>
      <text:p text:style-name="P1">## 📊 Estratégia para Apresentar os Pontos Extras</text:p>
      <text:p text:style-name="P1"/>
      <text:p text:style-name="P1">### **Para a Especificação**:</text:p>
      <text:p text:style-name="P1">1. Criar documento `SPECIFICATION_ENHANCEMENTS.md`</text:p>
      <text:p text:style-name="P1">2. Incluir diagramas claros dos protocolos</text:p>
      <text:p text:style-name="P1">3. Adicionar casos de teste exemplares</text:p>
      <text:p text:style-name="P1">4. Sugerir melhor organização das seções</text:p>
      <text:p text:style-name="P1"/>
      <text:p text:style-name="P1">### **Para a Documentação**:</text:p>
      <text:p text:style-name="P1">1. Gerar Doxygen ou documentação similar</text:p>
      <text:p text:style-name="P1">2. Criar `API_REFERENCE.md` com todas as funções</text:p>
      <text:p text:style-name="P1">3. Adicionar exemplos de uso para cada função</text:p>
      <text:p text:style-name="P1">4. Criar guia de depuração (debugging guide)</text:p>
      <text:p text:style-name="P1"/>
      <text:p text:style-name="P1">### **Para os Erros**:</text:p>
      <text:p text:style-name="P1">1. Criar `BUG_REPORT.md` com:</text:p>
      <text:p text:style-name="P1"><text:s text:c="3"/>- Descrição detalhada de cada bug</text:p>
      <text:p text:style-name="P1"><text:s text:c="3"/>- Impacto (crítico/moderado/baixo)</text:p>
      <text:p text:style-name="P1"><text:s text:c="3"/>- Código problemático (com referência de linha)</text:p>
      <text:p text:style-name="P1"><text:s text:c="3"/>- Sugestão de correção</text:p>
      <text:p text:style-name="P1"><text:s text:c="3"/>- Teste para reproduzir o bug</text:p>
      <text:p text:style-name="P1"/>
      <text:p text:style-name="P1">### **Entrega Sugerida**:</text:p>
      <text:p text:style-name="P1">```</text:p>
      <text:p text:style-name="P1">/pontos_extras/</text:p>
      <text:p text:style-name="P1"><text:soft-page-break/>├── especificacao/</text:p>
      <text:p text:style-name="P1">│ <text:s text:c="2"/>├── MELHORIAS_ESPECIFICACAO.md</text:p>
      <text:p text:style-name="P1">│ <text:s text:c="2"/>└── diagramas/</text:p>
      <text:p text:style-name="P1">├── documentacao/</text:p>
      <text:p text:style-name="P1">│ <text:s text:c="2"/>├── API_REFERENCE.md</text:p>
      <text:p text:style-name="P1">│ <text:s text:c="2"/>├── ARCHITECTURE.md</text:p>
      <text:p text:style-name="P1">│ <text:s text:c="2"/>└── EXEMPLOS.md</text:p>
      <text:p text:style-name="P1">└── bugs/</text:p>
      <text:p text:style-name="P1"><text:s text:c="4"/>├── BUG_REPORT.md</text:p>
      <text:p text:style-name="P1"><text:s text:c="4"/>└── patches/ <text:s/># (opcional) patches de correção</text:p>
      <text:p text:style-name="P1">```</text:p>
      <text:p text:style-name="P1"/>
      <text:p text:style-name="P1">## 💡 Dicas para Maximizar Pontos</text:p>
      <text:p text:style-name="P1"/>
      <text:p text:style-name="P1">1. **Seja Conciso e Claro**: Explicações diretas com exemplos</text:p>
      <text:p text:style-name="P1">2. **Inclua Exemplos de Código**: Mostre o problema e a solução</text:p>
      <text:p text:style-name="P1">3. **Priorize por Impacto**: Comece pelos problemas mais críticos</text:p>
      <text:p text:style-name="P1">4. **Teste suas Sugestões**: Tente reproduzir os bugs antes de reportar</text:p>
      <text:p text:style-name="P1">5. **Proponha Soluções Práticas**: Não apenas aponte problemas</text:p>
      <text:p text:style-name="P1"/>
      <text:p text:style-name="P1">Essas sugestões demonstram compreensão profunda do sistema e podem gerar pontos extras significativos se bem apresentadas!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2-10T20:35:54.805000000</meta:creation-date>
    <dc:date>2025-12-10T20:36:57.933000000</dc:date>
    <meta:editing-duration>PT1M3S</meta:editing-duration>
    <meta:editing-cycles>1</meta:editing-cycles>
    <meta:generator>LibreOffice/7.4.4.2$Windows_X86_64 LibreOffice_project/85569322deea74ec9134968a29af2df5663baa21</meta:generator>
    <meta:document-statistic meta:table-count="0" meta:image-count="0" meta:object-count="0" meta:page-count="7" meta:paragraph-count="264" meta:word-count="1271" meta:character-count="9072" meta:non-whitespace-character-count="7495"/>
  </office:meta>
</office:document-meta>
</file>